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맑은 고딕" svg:font-family="맑은 고딕" style:font-family-generic="swiss" style:font-pitch="variable" svg:panose-1="2 11 5 3 2 0 0 2 0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</office:automatic-styles>
  <office:body>
    <office:text text:use-soft-page-breaks="true">
      <text:p text:style-name="P1">NPV</text:p>
      <text:p text:style-name="P2">right graphs</text:p>
      <text:p text:style-name="P3">The<text:s/>graphs<text:s/>on the right<text:s/>show<text:s/>us an overlay of the full results of the Monte Carlo model of the decision options implementing a tax or not, means the expected net present value and the comparison shows what the<text:s/>government<text:s/>will spent for each option. We cannot see significant differences because the distribution is very broad spread<text:s/>due a lot of uncertainty.</text:p>
      <text:p text:style-name="P4"/>
      <text:p text:style-name="P5"/>
      <text:p text:style-name="P6">Left graph:</text:p>
      <text:p text:style-name="P7">If we zoom in and plot just the changes of how many money the<text:s/>government<text:s/>will safe on health care cost due implementing the tax, we see that in more cases they<text:s/>will<text:s/>save<text:s/>money.</text:p>
      <text:p text:style-name="P8">But here is still a very wide distribution due uncertainty.</text:p>
      <text:p text:style-name="P9"/>
      <text:p text:style-name="P10"/>
      <text:p text:style-name="P11">Cashflow:</text:p>
      <text:p text:style-name="P12">Here we plot the distribution of annual cashflow over a simulated<text:s/>10-year<text:s/>period for the option of implementing the tax.</text:p>
      <text:p text:style-name="P13">In the first about two years the<text:s/>government<text:s/>will not have reductions in health care cost, because of the costs for implementing the sugar tax. After two years the Government will<text:s/>save<text:s/>money for health care constantly.</text:p>
      <text:p text:style-name="P14"/>
      <text:p text:style-name="P15"/>
      <text:p text:style-name="P16">VoI</text:p>
      <text:p text:style-name="P17">Value of Information Analysis: to see if collecting more information on a certain input variable would provide more certainty about the decision option. The expected value of perfect information (EVPI)<text:s/>shows<text:s/>how much money needs to investigate to eliminate uncertainty at input variables. If we assume that 1 to 10 percent (what we have<text:s/>seen in the input table) of the<text:s/>disease<text:s/>cases per year are due to sugar consumption, 200 million euro are needed to get certain information about that.</text:p>
      <text:p text:style-name="P18"/>
      <text:p text:style-name="P19">WHAT CAN I TELL ABOUT THE OTHER VARIABLES? <text:s/></text:p>
      <text:p text:style-name="P20"/>
      <text:p text:style-name="P21"/>
      <text:p text:style-name="P22">Protection to latent structures analysis:</text:p>
      <text:p text:style-name="P23">In the graph on the bottom left we determine the Variable Importance in the Projection (VIP) for the variables</text:p>
      <text:p text:style-name="P24">The bar at 1 represents the<text:s/>threshold<text:s/>between important and unimportant variables for the model output.</text:p>
      <text:p text:style-name="P25">And here we also see the importance of the proportion of<text:s/>disease<text:s/>cases per year due sugar.</text:p>
      <text:p text:style-name="P26">But<text:s/>also,<text:s/>the importance of the tax implementing costs and die amount of reduced cancer cases.</text:p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맑은 고딕" svg:font-family="맑은 고딕" style:font-family-generic="swiss" style:font-pitch="variable" svg:panose-1="2 11 5 3 2 0 0 2 0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nghyo Moon</dc:creator>
    <meta:creation-date>2023-07-13T13:13:00Z</meta:creation-date>
    <dc:date>2023-07-13T20:50:00Z</dc:date>
    <meta:template xlink:href="Normal.dotm" xlink:type="simple"/>
    <meta:editing-cycles>8</meta:editing-cycles>
    <meta:editing-duration>PT2580S</meta:editing-duration>
    <meta:document-statistic meta:page-count="1" meta:paragraph-count="3" meta:word-count="293" meta:character-count="1963" meta:row-count="13" meta:non-whitespace-character-count="1673"/>
  </office:meta>
</office:document-meta>
</file>